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4" style:family="graphic" style:parent-style-name="Default_5f_1">
      <style:graphic-properties svg:stroke-color="#000000" draw:fill-color="#c0c0c0" draw:textarea-horizontal-align="justify" draw:textarea-vertical-align="middle" draw:auto-grow-height="false" fo:min-height="1.782cm" fo:min-width="1.532cm"/>
    </style:style>
    <style:style style:name="gr5" style:family="graphic" style:parent-style-name="Default_5f_1">
      <style:graphic-properties svg:stroke-color="#000000" draw:fill-color="#ffffff" draw:textarea-horizontal-align="justify" draw:textarea-vertical-align="middle" draw:auto-grow-height="false" fo:min-height="0.428cm" fo:min-width="0.5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Default_5f_1">
      <style:graphic-properties svg:stroke-color="#000000" draw:fill="none" draw:fill-color="#c0c0c0" draw:textarea-horizontal-align="justify" draw:textarea-vertical-align="middle" draw:auto-grow-height="false" fo:min-height="1.782cm" fo:min-width="1.532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1" style:family="graphic" style:parent-style-name="Default_5f_1">
      <style:graphic-properties svg:stroke-color="#000000" draw:fill-color="#c0c0c0" draw:textarea-horizontal-align="justify" draw:textarea-vertical-align="middle" draw:auto-grow-height="false" fo:min-height="0.258cm" fo:min-width="1.945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813cm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0c0c0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ghRR Hands-On - SPICE, Uni Heidelberg, May 2017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1.737cm" svg:x="1.4cm" svg:y="0.82cm" presentation:class="title" presentation:user-transformed="true">
          <draw:text-box>
            <text:p>Charge Sensitive Amplifier</text:p>
          </draw:text-box>
        </draw:frame>
        <draw:frame draw:style-name="gr1" draw:text-style-name="P1" draw:layer="layout" svg:width="2.72cm" svg:height="1.673cm" svg:x="3.674cm" svg:y="6.293cm">
          <draw:text-box>
            <text:p>Incident</text:p>
            <text:p>particle</text:p>
          </draw:text-box>
        </draw:frame>
        <draw:frame draw:style-name="gr2" draw:text-style-name="P1" draw:layer="layout" svg:width="2.686cm" svg:height="0.962cm" svg:x="7.23cm" svg:y="7.004cm">
          <draw:text-box>
            <text:p>Sensor </text:p>
          </draw:text-box>
        </draw:frame>
        <draw:frame draw:style-name="gr3" draw:text-style-name="P1" draw:layer="layout" svg:width="4.092cm" svg:height="0.962cm" svg:x="10.64cm" svg:y="7.004cm">
          <draw:text-box>
            <text:p>Pre-amplifier</text:p>
          </draw:text-box>
        </draw:frame>
        <draw:custom-shape draw:style-name="gr4" draw:text-style-name="P2" draw:layer="layout" svg:width="2.032cm" svg:height="2.032cm" svg:x="7.62cm" svg:y="8.6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32cm" svg:height="2.032cm" draw:transform="rotate (-1.5707963267949) translate (13.462cm 8.6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6" draw:text-style-name="P4" draw:layer="layout" svg:width="4.063cm" svg:height="0.507cm" svg:x="3.048cm" svg:y="9.428cm" svg:viewBox="0 0 4064 508" draw:points="0,254 254,254 508,0 762,254 1016,508 1270,254 1524,0 1778,254 2032,508 2286,254 2540,0 2794,254 3048,508 3302,254 3556,254 4064,254">
          <text:p/>
        </draw:polyline>
        <draw:line draw:style-name="gr7" draw:text-style-name="P4" draw:layer="layout" svg:x1="9.652cm" svg:y1="9.682cm" svg:x2="11.43cm" svg:y2="9.682cm">
          <text:p/>
        </draw:line>
        <draw:line draw:style-name="gr8" draw:text-style-name="P4" draw:layer="layout" svg:x1="13.462cm" svg:y1="9.682cm" svg:x2="15.24cm" svg:y2="9.682cm">
          <text:p/>
        </draw:line>
        <draw:custom-shape draw:style-name="gr5" draw:text-style-name="P3" draw:layer="layout" svg:width="2.032cm" svg:height="2.032cm" draw:transform="rotate (-1.5707963267949) translate (17.272cm 8.6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4" draw:layer="layout" svg:x1="17.272cm" svg:y1="9.682cm" svg:x2="19.05cm" svg:y2="9.682cm">
          <text:p/>
        </draw:line>
        <draw:custom-shape draw:style-name="gr9" draw:text-style-name="P5" draw:layer="layout" svg:width="2.032cm" svg:height="2.032cm" svg:x="19.05cm" svg:y="8.66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064cm" svg:height="2.384cm" svg:x="14.986cm" svg:y="5.582cm">
          <draw:text-box>
            <text:p>Filter Shaper Comparator</text:p>
          </draw:text-box>
        </draw:frame>
        <draw:frame draw:style-name="gr10" draw:text-style-name="P1" draw:layer="layout" svg:width="4.064cm" svg:height="2.384cm" svg:x="18.596cm" svg:y="5.582cm">
          <draw:text-box>
            <text:p>Analog to Digital Converter</text:p>
          </draw:text-box>
        </draw:frame>
        <draw:custom-shape draw:style-name="gr11" draw:text-style-name="P2" draw:layer="layout" svg:width="2.794cm" svg:height="1.016cm" svg:x="21.082cm" svg:y="9.1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" draw:layer="layout" svg:width="5.078cm" svg:height="0.962cm" svg:x="21.59cm" svg:y="8.366cm">
          <draw:text-box>
            <text:p>To Digital Circuit</text:p>
          </draw:text-box>
        </draw:frame>
        <draw:polyline draw:style-name="gr7" draw:text-style-name="P4" draw:layer="layout" svg:width="1.777cm" svg:height="0.761cm" svg:x="9.652cm" svg:y="11.322cm" svg:viewBox="0 0 1778 762" draw:points="0,762 508,762 508,0 762,0 762,762 1778,762">
          <text:p/>
        </draw:polyline>
        <draw:polyline draw:style-name="gr7" draw:text-style-name="P4" draw:layer="layout" svg:width="2.031cm" svg:height="0.761cm" svg:x="12.446cm" svg:y="11.322cm" svg:viewBox="0 0 2032 762" draw:points="0,762 508,762 508,0 2032,0">
          <text:p/>
        </draw:polyline>
        <draw:path draw:style-name="gr7" draw:text-style-name="P4" draw:layer="layout" svg:width="2.285cm" svg:height="0.837cm" svg:x="16.256cm" svg:y="11.246cm" svg:viewBox="0 0 2286 838" svg:d="M0 794c0 0 371 99 508 0 217-157 291-629 508-786 137-99 546 735 762 786s508 44 508 44">
          <text:p/>
        </draw:path>
        <draw:frame draw:style-name="gr13" draw:text-style-name="P1" draw:layer="layout" svg:width="3.313cm" svg:height="0.962cm" svg:x="21.579cm" svg:y="11.068cm">
          <draw:text-box>
            <text:p>01010011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6:46:05.481374055</meta:creation-date>
    <dc:date>2017-05-31T11:21:19.058902363</dc:date>
    <meta:editing-duration>PT2H18M2S</meta:editing-duration>
    <meta:editing-cycles>2</meta:editing-cycles>
    <meta:generator>LibreOffice/5.2.7.2$Linux_X86_64 LibreOffice_project/20m0$Build-2</meta:generator>
    <meta:document-statistic meta:object-count="43"/>
  </office:meta>
</office:document-meta>
</file>